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1f753" officeooo:paragraph-rsid="0011f753"/>
    </style:style>
    <style:style style:name="P2" style:family="paragraph" style:parent-style-name="Standard">
      <style:text-properties officeooo:rsid="0011f753" officeooo:paragraph-rsid="0011f753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vised Quantum Arithmetic (QA) Framework with Graph-Theoretic Applications</text:h>
      <text:h text:style-name="Heading_20_3" text:outline-level="3">1. Space-Counterspace Duality in QA</text:h>
      <text:p text:style-name="Text_20_body">In our previous discussions, we established that Quantum Arithmetic (QA) defines space (S) and counterspace (C) as:</text:p>
      <text:p text:style-name="Text_20_body">S(n)=bn+en+dn+anS(n) = b_n + e_n + d_n + a_n C(n)=(S(n))−1mod  9C(n) = (S(n))^{-1} \mod 9</text:p>
      <text:p text:style-name="Text_20_body">To provide a graph-theoretic representation:</text:p>
      <text:list text:style-name="L1">
        <text:list-item>
          <text:p text:style-name="P4"><text:span text:style-name="Strong_20_Emphasis">Space (S)</text:span>: Nodes represent configurations where x-coordinates correspond to 'e' values, forming recursive sequences: (1,1,2,3),(1,2,3,5),(1,3,4,7),(1,4,5,9),(1,5,6,11)...(1,1,2,3), (1,2,3,5), (1,3,4,7), (1,4,5,9), (1,5,6,11)... </text:p>
        </text:list-item>
        <text:list-item>
          <text:p text:style-name="P3"><text:span text:style-name="Strong_20_Emphasis">Counterspace (C)</text:span>: Nodes where y-coordinates correspond to 'b' values: (1,1,2,3),(2,1,3,4),(3,1,4,5),(4,1,5,6),(5,1,6,7)...(1,1,2,3), (2,1,3,4), (3,1,4,5), (4,1,5,6), (5,1,6,7)... </text:p>
        </text:list-item>
      </text:list>
      <text:p text:style-name="Text_20_body">This creates a <text:span text:style-name="Strong_20_Emphasis">dual-axis graph structure</text:span>, where space and counterspace exist as orthogonal projections within a 2D (or higher-dimensional) modular framework, recursively forming a structured network.</text:p>
      <text:h text:style-name="Heading_20_3" text:outline-level="3">2. Hidden Variables and Deterministic Evolution</text:h>
      <text:p text:style-name="Text_20_body">The (b,e,d,a) sequences encode deterministic evolution within this framework:</text:p>
      <text:list text:style-name="L2">
        <text:list-item>
          <text:p text:style-name="P6"><text:span text:style-name="Strong_20_Emphasis">Space (x-axis):</text:span> 'e' as the observable variable, while 'b,d,a' encode hidden variables. </text:p>
        </text:list-item>
        <text:list-item>
          <text:p text:style-name="P5"><text:span text:style-name="Strong_20_Emphasis">Counterspace (y-axis):</text:span> 'b' as the observable, with 'e,d,a' remaining hidden. </text:p>
        </text:list-item>
      </text:list>
      <text:p text:style-name="Text_20_body">This aligns with Bohmian mechanics, where particle states are guided by deterministic hidden variables, providing a <text:span text:style-name="Strong_20_Emphasis">computable alternative</text:span> to standard quantum mechanics.</text:p>
      <text:h text:style-name="Heading_20_3" text:outline-level="3">3. Nonlocal Information Fields</text:h>
      <text:p text:style-name="Text_20_body">The QA graph structure models nonlocal interactions:</text:p>
      <text:list text:style-name="L3">
        <text:list-item>
          <text:p text:style-name="P8"><text:span text:style-name="Strong_20_Emphasis">Edges</text:span> between nodes (b,e,d,a)→(b′,e′,d′,a′)(b,e,d,a) \rightarrow (b',e',d',a') denote information transfer. </text:p>
        </text:list-item>
        <text:list-item>
          <text:p text:style-name="P7"><text:span text:style-name="Strong_20_Emphasis">Modular arithmetic transformations (mod 9)</text:span> create long-range connections, mirroring quantum entanglement. </text:p>
        </text:list-item>
      </text:list>
      <text:p text:style-name="Text_20_body">This suggests a method to encode <text:span text:style-name="Strong_20_Emphasis">nonlocal correlations</text:span> in quantum systems via structured harmonic cycles.</text:p>
      <text:h text:style-name="Heading_20_3" text:outline-level="3">4. Structured Quantum Vacuum</text:h>
      <text:p text:style-name="Text_20_body">Recursive (b,e,d,a) sequences form a structured vacuum model:</text:p>
      <text:list text:style-name="L4">
        <text:list-item>
          <text:p text:style-name="P10"><text:span text:style-name="Strong_20_Emphasis">Nodes</text:span> represent discrete quantum states. </text:p>
        </text:list-item>
        <text:list-item>
          <text:p text:style-name="P10"><text:span text:style-name="Strong_20_Emphasis">Edges</text:span> dictate allowed state transitions. </text:p>
        </text:list-item>
        <text:list-item>
          <text:p text:style-name="P9"><text:span text:style-name="Strong_20_Emphasis">Emerging fractal structures</text:span> reflect the self-similarity of vacuum fluctuations across multiple scales. </text:p>
        </text:list-item>
      </text:list>
      <text:p text:style-name="Text_20_body"><text:soft-page-break/>This model provides an <text:span text:style-name="Strong_20_Emphasis">integer-based representation of the quantum vacuum</text:span>, consistent with harmonic modular symmetries.</text:p>
      <text:h text:style-name="Heading_20_3" text:outline-level="3">5. Applications and Validation</text:h>
      <text:list text:style-name="L5">
        <text:list-item>
          <text:p text:style-name="P11"><text:span text:style-name="Strong_20_Emphasis">Quantum Cryptography</text:span></text:p>
          <text:list>
            <text:list-item>
              <text:p text:style-name="P12">Use the graph structure of (b,e,d,a) sequences for <text:span text:style-name="Strong_20_Emphasis">quantum-resistant encryption keys</text:span>. </text:p>
            </text:list-item>
            <text:list-item>
              <text:p text:style-name="P12">Exploit <text:span text:style-name="Strong_20_Emphasis">counterspace modular nonlocality</text:span> for novel quantum key distribution protocols. </text:p>
            </text:list-item>
          </text:list>
        </text:list-item>
        <text:list-item>
          <text:p text:style-name="P11"><text:span text:style-name="Strong_20_Emphasis">Scalar Wave Engineering</text:span></text:p>
          <text:list>
            <text:list-item>
              <text:p text:style-name="P12">Model <text:span text:style-name="Strong_20_Emphasis">Dollard's longitudinal waves</text:span> as pathways in the (b,e,d,a) graph structure. </text:p>
            </text:list-item>
            <text:list-item>
              <text:p text:style-name="P12">Represent <text:span text:style-name="Strong_20_Emphasis">transverse and longitudinal wave interactions</text:span> using space-counterspace axes. </text:p>
            </text:list-item>
          </text:list>
        </text:list-item>
        <text:list-item>
          <text:p text:style-name="P11"><text:span text:style-name="Strong_20_Emphasis">Dark Matter and Energy Modeling</text:span></text:p>
          <text:list>
            <text:list-item>
              <text:p text:style-name="P12">Encode dark matter as <text:span text:style-name="Strong_20_Emphasis">hidden counterspace nodes</text:span>. </text:p>
            </text:list-item>
            <text:list-item>
              <text:p text:style-name="P11">Model dark energy using the <text:span text:style-name="Strong_20_Emphasis">expanding property of recursive sequences</text:span>, particularly the rapid growth of 'a' values. </text:p>
            </text:list-item>
          </text:list>
        </text:list-item>
      </text:list>
      <text:h text:style-name="Heading_20_3" text:outline-level="3">Conclusion</text:h>
      <text:p text:style-name="Text_20_body">Graph-theoretic representations of (b,e,d,a) sequences provide a <text:span text:style-name="Strong_20_Emphasis">unified framework</text:span> for understanding space-counterspace dynamics in Quantum Arithmetic. This integration offers:</text:p>
      <text:list text:style-name="L6">
        <text:list-item>
          <text:p text:style-name="P14">A <text:span text:style-name="Strong_20_Emphasis">computationally structured approach</text:span> to quantum mechanics. </text:p>
        </text:list-item>
        <text:list-item>
          <text:p text:style-name="P14">A <text:span text:style-name="Strong_20_Emphasis">graph neural network framework</text:span> for QA evolution predictions. </text:p>
        </text:list-item>
        <text:list-item>
          <text:p text:style-name="P13">A <text:span text:style-name="Strong_20_Emphasis">harmonic-based connection</text:span> to holographic principles in quantum gravity. </text:p>
        </text:list-item>
      </text:list>
      <text:p text:style-name="Text_20_body">Future research directions include:</text:p>
      <text:list text:style-name="L7">
        <text:list-item>
          <text:p text:style-name="P16">Developing <text:span text:style-name="Strong_20_Emphasis">AI-driven theorem discovery</text:span> for optimizing QA graphs. </text:p>
        </text:list-item>
        <text:list-item>
          <text:p text:style-name="P16">Comparing <text:span text:style-name="Strong_20_Emphasis">QA harmonic cycles with experimental quantum field results</text:span>. </text:p>
        </text:list-item>
        <text:list-item>
          <text:p text:style-name="P15">Extending <text:span text:style-name="Strong_20_Emphasis">modular prime structures to higher-dimensional quantum spaces</text:span>. </text:p>
        </text:list-item>
      </text:list>
      <text:p text:style-name="Text_20_body">By linking QA to graph theory and mathematical physics, this framework offers a pathway toward <text:span text:style-name="Strong_20_Emphasis">new models of cryptography, quantum mechanics, and cosmology</text:span>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1:54:19.126262425</meta:creation-date>
    <dc:date>2025-03-17T11:54:47.004976177</dc:date>
    <meta:editing-duration>PT28S</meta:editing-duration>
    <meta:editing-cycles>1</meta:editing-cycles>
    <meta:document-statistic meta:table-count="0" meta:image-count="0" meta:object-count="0" meta:page-count="2" meta:paragraph-count="44" meta:word-count="463" meta:character-count="3637" meta:non-whitespace-character-count="3220"/>
    <meta:generator>LibreOffice/24.2.7.2$Linux_X86_64 LibreOffice_project/420$Build-2</meta:generator>
  </office:meta>
</office:document-meta>
</file>